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ejaVu Serif" svg:font-family="'DejaVu Serif'" style:font-family-generic="roman"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KR Light" svg:font-family="'Noto Sans CJK KR Light'" style:font-family-generic="swiss" style:font-pitch="variable"/>
    <style:font-face style:name="Noto Sans Mono" svg:font-family="'Noto Sans Mono'" style:font-family-generic="swiss" style:font-pitch="fixed"/>
    <style:font-face style:name="Noto Serif CJK HK Medium" svg:font-family="'Noto Serif CJK HK Medium'" style:font-adornments="Medium" style:font-family-generic="roman" style:font-pitch="variable"/>
    <style:font-face style:name="Noto Serif CJK HK Medium1" svg:font-family="'Noto Serif CJK HK Medium'"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automatic-styles>
    <style:style style:name="P1" style:family="paragraph" style:parent-style-name="Header">
      <style:text-properties style:font-name="Times New Roman" officeooo:paragraph-rsid="000be281"/>
    </style:style>
    <style:style style:name="P2" style:family="paragraph" style:parent-style-name="Research_20_Paper_20_Title">
      <style:paragraph-properties fo:line-height="200%" fo:text-align="start" style:justify-single-word="false"/>
      <style:text-properties style:font-name="Noto Sans CJK KR Light" fo:font-size="12pt" officeooo:paragraph-rsid="001a18f6" style:font-size-asian="12pt" style:font-size-complex="12pt"/>
    </style:style>
    <style:style style:name="P3" style:family="paragraph" style:parent-style-name="Research_20_Paper_20_Title">
      <style:paragraph-properties fo:line-height="200%"/>
      <style:text-properties style:font-name="Noto Sans CJK KR Light" fo:font-size="12pt" officeooo:rsid="002e2ee2" officeooo:paragraph-rsid="002e2ee2" style:font-size-asian="12pt" style:font-size-complex="12pt"/>
    </style:style>
    <style:style style:name="P4" style:family="paragraph" style:parent-style-name="Research_20_Paper_20_Title">
      <style:paragraph-properties fo:line-height="200%" fo:text-align="start" style:justify-single-word="false"/>
      <style:text-properties style:font-name="Noto Sans CJK KR Light" officeooo:paragraph-rsid="00261160"/>
    </style:style>
    <style:style style:name="P5" style:family="paragraph" style:parent-style-name="Student" style:master-page-name="Standard">
      <style:paragraph-properties fo:line-height="100%" style:page-number="auto"/>
      <style:text-properties style:font-name="Noto Sans CJK KR Light" fo:font-size="12pt" officeooo:rsid="0016787f" officeooo:paragraph-rsid="0016787f" style:font-size-asian="12pt" style:font-name-complex="Times New Roman" style:font-size-complex="12pt"/>
    </style:style>
    <style:style style:name="P6" style:family="paragraph" style:parent-style-name="Student">
      <style:paragraph-properties fo:line-height="100%"/>
      <style:text-properties style:font-name="Noto Sans CJK KR Light" fo:font-size="12pt" officeooo:rsid="001a18f6" officeooo:paragraph-rsid="001a18f6" style:font-size-asian="12pt" style:font-name-complex="Times New Roman" style:font-size-complex="12pt"/>
    </style:style>
    <style:style style:name="P7" style:family="paragraph" style:parent-style-name="Student">
      <style:paragraph-properties fo:line-height="100%"/>
      <style:text-properties style:font-name="Noto Sans CJK KR Light" fo:font-size="12pt" officeooo:rsid="001a18f6" officeooo:paragraph-rsid="001a18f6" style:font-size-asian="12pt" style:font-size-complex="12pt"/>
    </style:style>
    <style:style style:name="P8" style:family="paragraph" style:parent-style-name="Student">
      <style:paragraph-properties fo:line-height="200%"/>
      <style:text-properties style:font-name="Noto Sans CJK KR Light" fo:font-size="12pt" style:font-size-asian="12pt" style:font-size-complex="12pt"/>
    </style:style>
    <style:style style:name="T1" style:family="text">
      <style:text-properties fo:font-size="12pt" style:font-size-asian="12pt" style:font-name-complex="Times New Roman" style:font-size-complex="12pt"/>
    </style:style>
    <style:style style:name="T2" style:family="text">
      <style:text-properties fo:font-size="12pt" officeooo:rsid="0016787f" style:font-size-asian="12pt" style:font-name-complex="Times New Roman" style:font-size-complex="12pt"/>
    </style:style>
    <style:style style:name="T3" style:family="text">
      <style:text-properties fo:font-size="12pt" style:font-size-asian="12pt" style:font-size-complex="12pt"/>
    </style:style>
    <style:style style:name="T4" style:family="text">
      <style:text-properties fo:font-size="12pt" fo:font-style="normal" officeooo:rsid="001f4d8f" style:font-size-asian="12pt" style:font-style-asian="normal" style:font-size-complex="12pt" style:font-style-complex="normal"/>
    </style:style>
    <style:style style:name="T5" style:family="text">
      <style:text-properties fo:font-size="12pt" fo:font-style="normal" officeooo:rsid="002060a7" style:font-size-asian="12pt" style:font-style-asian="normal" style:font-size-complex="12pt" style:font-style-complex="normal"/>
    </style:style>
    <style:style style:name="T6" style:family="text">
      <style:text-properties fo:font-size="12pt" fo:font-style="normal" officeooo:rsid="0021765c" style:font-size-asian="12pt" style:font-style-asian="normal" style:font-size-complex="12pt" style:font-style-complex="normal"/>
    </style:style>
    <style:style style:name="T7" style:family="text">
      <style:text-properties fo:font-size="12pt" fo:font-style="normal" officeooo:rsid="00220d77" style:font-size-asian="12pt" style:font-style-asian="normal" style:font-size-complex="12pt" style:font-style-complex="normal"/>
    </style:style>
    <style:style style:name="T8" style:family="text">
      <style:text-properties fo:font-size="12pt" fo:font-style="normal" officeooo:rsid="00261160" style:font-size-asian="12pt" style:font-style-asian="normal" style:font-size-complex="12pt" style:font-style-complex="normal"/>
    </style:style>
    <style:style style:name="T9" style:family="text">
      <style:text-properties fo:font-size="12pt" fo:font-style="normal" officeooo:rsid="0026349b" style:font-size-asian="12pt" style:font-style-asian="normal" style:font-size-complex="12pt" style:font-style-complex="normal"/>
    </style:style>
    <style:style style:name="T10" style:family="text">
      <style:text-properties fo:font-size="12pt" fo:font-style="normal" officeooo:rsid="00281bf6" style:font-size-asian="12pt" style:font-style-asian="normal" style:font-size-complex="12pt" style:font-style-complex="normal"/>
    </style:style>
    <style:style style:name="T11" style:family="text">
      <style:text-properties fo:font-size="12pt" fo:font-style="normal" officeooo:rsid="0029f744" style:font-size-asian="12pt" style:font-style-asian="normal" style:font-size-complex="12pt" style:font-style-complex="normal"/>
    </style:style>
    <style:style style:name="T12" style:family="text">
      <style:text-properties fo:font-size="12pt" fo:font-style="normal" officeooo:rsid="002b602b" style:font-size-asian="12pt" style:font-style-asian="normal" style:font-size-complex="12pt" style:font-style-complex="normal"/>
    </style:style>
    <style:style style:name="T13" style:family="text">
      <style:text-properties fo:font-size="12pt" fo:font-style="normal" officeooo:rsid="002badf1" style:font-size-asian="12pt" style:font-style-asian="normal" style:font-size-complex="12pt" style:font-style-complex="normal"/>
    </style:style>
    <style:style style:name="T14" style:family="text">
      <style:text-properties fo:font-size="12pt" fo:font-style="normal" officeooo:rsid="002bb124" style:font-size-asian="12pt" style:font-style-asian="normal" style:font-size-complex="12pt" style:font-style-complex="normal"/>
    </style:style>
    <style:style style:name="T15" style:family="text">
      <style:text-properties fo:font-size="12pt" fo:font-style="normal" officeooo:rsid="002c57b9" style:font-size-asian="12pt" style:font-style-asian="normal" style:font-size-complex="12pt" style:font-style-complex="normal"/>
    </style:style>
    <style:style style:name="T16" style:family="text">
      <style:text-properties fo:font-size="12pt" fo:font-style="normal" officeooo:rsid="002e2ee2" style:font-size-asian="12pt" style:font-style-asian="normal" style:font-size-complex="12pt" style:font-style-complex="normal"/>
    </style:style>
    <style:style style:name="T17" style:family="text">
      <style:text-properties fo:font-size="12pt" fo:font-style="italic" officeooo:rsid="002060a7" style:font-size-asian="12pt" style:font-style-asian="italic" style:font-size-complex="12pt" style:font-style-complex="italic"/>
    </style:style>
    <style:style style:name="T18" style:family="text">
      <style:text-properties fo:font-size="12pt" fo:font-style="italic" officeooo:rsid="00261160" style:font-size-asian="12pt" style:font-style-asian="italic" style:font-size-complex="12pt" style:font-style-complex="italic"/>
    </style:style>
    <style:style style:name="T19" style:family="text">
      <style:text-properties fo:font-size="12pt" fo:font-style="italic" officeooo:rsid="002bb124" style:font-size-asian="12pt" style:font-style-asian="italic" style:font-size-complex="12pt" style:font-style-complex="italic"/>
    </style:style>
    <style:style style:name="T20" style:family="text">
      <style:text-properties fo:font-size="12pt" fo:font-style="italic" officeooo:rsid="002c57b9" style:font-size-asian="12pt" style:font-style-asian="italic" style:font-size-complex="12pt" style:font-style-complex="italic"/>
    </style:style>
    <style:style style:name="T21" style:family="text">
      <style:text-properties officeooo:rsid="001a18f6"/>
    </style:style>
    <style:style style:name="T22" style:family="text">
      <style:text-properties officeooo:rsid="001bcd6e"/>
    </style:style>
    <style:style style:name="T23" style:family="text">
      <style:text-properties officeooo:rsid="001d6a11"/>
    </style:style>
    <style:style style:name="T24" style:family="text">
      <style:text-properties fo:font-style="italic" officeooo:rsid="001d6a11" style:font-style-asian="italic" style:font-style-complex="italic"/>
    </style:style>
    <style:style style:name="T25" style:family="text">
      <style:text-properties fo:font-style="normal" officeooo:rsid="001d6a11" style:font-style-asian="normal" style:font-style-complex="normal"/>
    </style:style>
    <style:style style:name="T26" style:family="text">
      <style:text-properties fo:font-style="normal" officeooo:rsid="001f4d8f"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ast Name" text:name="LastNameHeader"/>
        <text:user-field-decl office:value-type="string" office:string-value="Instructor" text:name="Instructor"/>
        <text:user-field-decl office:value-type="string" office:string-value="Class Name &amp; Number" text:name="Class"/>
        <text:user-field-decl office:value-type="string" office:string-value="First &amp; Last Name" text:name="FirstLastName"/>
        <text:user-field-decl office:value-type="string" office:string-value="[Research Paper Title]" text:name="ResearchPaperTitle"/>
      </text:user-field-decls>
      <text:p text:style-name="P5">Chase Yates</text:p>
      <text:p text:style-name="P6">HIST 3210</text:p>
      <text:p text:style-name="P7">13 April 2022</text:p>
      <text:p text:style-name="P8"/>
      <text:p text:style-name="P3">Bloody Utopias</text:p>
      <text:p text:style-name="P2"><text:span text:style-name="T21"><text:tab/></text:span><text:span text:style-name="T22">With the gift of hindsight and the lifting of the Iron Curtain, a new history of Europe before and during World War II is apparent. The visions of communist and fascist utopias from Josef Stalin and Adolf Hitler respectively came with a grave, unimaginable cost of human life. Despite this, these authoritarian regimes provided a compromised version of the societies imagined, thus blaming their failings on oppressed groups. This fed the ever-expanding </text:span><text:span text:style-name="T23">industry of death in the bloodlands, the region of Ukraine, Belarus, Poland, and the Baltic states. Despite their wartime opposition, Germany and the Soviet Union’s mass murder in the bloodlands (as discussed in Timothy Snyder’s </text:span><text:span text:style-name="T24">Bloodlands</text:span><text:span text:style-name="T25">) was almost collaborative in nature, resulting in a much greater loss of innocent life than otherwise, including POWs and noncombatants from each other’s regimes. These events present an all-encompassing commitment </text:span><text:span text:style-name="T26">to widening power, control, and – for both of the regimes – an age of total war.</text:span></text:p>
      <text:p text:style-name="P4"><text:span text:style-name="T4"><text:tab/></text:span><text:span text:style-name="T5">The centralization of the utopias attempted by Hitler and Stalin lay on opposite ends of the bloodlands, somewhat surrounding the region. Being the greatest military </text:span><text:soft-page-break/><text:span text:style-name="T5">powers in that area at the time meant that the two regimes held uncontestable control over it. So when the time came <text:s text:c="2"/>to blame groups for both the Great Depression and the failing vision of communist and fascist utopias, the Germans and the Soviets had a wide swath of land and peoples to use as a scapegoat. Antisemitism, Hitler’s </text:span><text:span text:style-name="T17">Lebensraum</text:span><text:span text:style-name="T5">, </text:span><text:span text:style-name="T6">and other ideologies plagued the regimes, allowing Hitler and Stalin to institute plans and systems for mass killings without much inner reprimand. The greatest collaboration between the regimes toward these efforts happened before the dawn of WWII, as no political opposition had been established. This affiliation has history to back it up as well. After the end of WWI and the Russian Revolution and subsequent Russian Civil War, the two states were seen as pariahs to the rest of the world, and therefore had reason to join forces. The </text:span><text:span text:style-name="T7">Treaty of Rapallo in 1922 </text:span><text:span text:style-name="T6">(Ault, </text:span><text:span text:style-name="T7">Interwar Democracies</text:span><text:span text:style-name="T6">, </text:span><text:span text:style-name="T7">14 February</text:span><text:span text:style-name="T6"> 2022, </text:span><text:span text:style-name="T7">39</text:span><text:span text:style-name="T6">) </text:span><text:span text:style-name="T7">shows clear cooperation between the states at the time, and, although their political affiliations with one another would dwindle, their goals would remain aligned throughout the interwar period. </text:span></text:p>
      <text:p text:style-name="P4"><text:span text:style-name="T7"><text:tab/></text:span><text:span text:style-name="T8">Sometimes, this ‘cooperation’ between Germany and the Soviet Union was not overt, rather it was towards a common goal of suppression. In </text:span><text:span text:style-name="T18">Bloodlands </text:span><text:span text:style-name="T8">for example, Snyder talks about how the Warsaw Uprising against Germany was supported by the Soviets so that potential conflict when they controlled the region would be reduced. </text:span><text:span text:style-name="T9">On a similar hand, Russian POWs were one of the larger groups victim to mass murder </text:span><text:soft-page-break/><text:span text:style-name="T9">by the Germans. Hitler’s ‘hunger plan’ for instance killed around 3.3 million Soviet POWs (Ault, Holocaust in Context of the Bloodlands, 29 March 2022, 18). Another somewhat abstract form of cooperation between the Germans and Soviets toward this goal was the use of conquered regions as bases for the ‘cleansing’ of oppressed groups. One example was German occupied Minsk, which was used </text:span><text:span text:style-name="T10">for a death march on the seventh of November, 1941, the enslavement of Jews, and their public execution (Snyder 138). This not only demonstrates the link between Germany’s mass murders and their push for total war, but also total war’s influence on these killings. As war progresses and land is conquered, the inhabitants of these regions are treated to the same disdain and oppression from those in power as they do within the nations responsible. </text:span></text:p>
      <text:p text:style-name="P4"><text:span text:style-name="T10"><text:tab/>Although the Soviets were aligned with the Allies during WWII, they of course did not hold the same ideals of liberation as many of the western powers involved did. To combat Hitler’s insistence that the Soviet Union was a Jewish-run state, Stalin pushed for antisemitic policies. </text:span><text:span text:style-name="T11">A vast number of ‘Soviet’ Jews were killed in Soviet occupied territories like Poland and other regions of the bloodlands. This at the time was a fact that did not support Stalin’s altered story of the war pushed onto the country, so the fact was hidden away (Snyder 203). This was not the only instance of the Soviet Union’s policy of mass murder, of course. </text:span><text:span text:style-name="T12">Another example – similar by the way of Soviet denial <text:s/></text:span><text:soft-page-break/><text:span text:style-name="T12">- was the Soviet Katyn massacre in which the Polish Officer Corps (including a large number of university graduates technically in the corps) were executed, </text:span><text:span text:style-name="T13">comprising around 22,000 people. The USSR denied this atrocity until 1990. This event vastly lowered the populus of educated people in Poland. Again, mass death in the bloodlands was committed, then covered up for the sake of supremacy and dominance; it was all-encompassing, uncompromising warfare.</text:span></text:p>
      <text:p text:style-name="P4"><text:span text:style-name="T13"><text:tab/>The elephant in the room is the Holocaust. One of the most despicable wastes of human life was caused by Hitler for the sake of creating a ‘utopia’ in Germany for the Aryan people. Many Germans thought this the case through Hitler’s speeches, a massive industry of propaganda, and the truth of the bloodlands being hidden. Although many think the majority of these killings happened within concentration and death camps – which indeed they account for a large amount – </text:span><text:span text:style-name="T14">mass shootings and killings out in the open account for likely much more (which Snyder talks about in </text:span><text:span text:style-name="T19">Bloodlands</text:span><text:span text:style-name="T14">). A vast number of these are likely unaccounted for as well, so the commonly referenced numbers may be even higher. This massive loss of life was called upon by Hitler for the sake of ‘utopia’ in Germany, however much of this oppression occurred outside Germany, in territories later lost, etc. Many citizens even under the support of the regime still lived in fear, and the ‘utopia’ created was false, or at least heavily flawed. In reality, this all was likely for the sake of maintaining power, and </text:span><text:soft-page-break/><text:span text:style-name="T14">expanding military prowess to create a vast German Empire, the likes of Napoleon’s France, Rome, and others. This may not have been the first instance of total war, as many argue WWI or even the American Civil War likely take that title, </text:span><text:span text:style-name="T15">as talked about in </text:span><text:span text:style-name="T20">The Age of Total War </text:span><text:span text:style-name="T15">(Black 2).</text:span></text:p>
      <text:p text:style-name="P4"><text:span text:style-name="T15"><text:tab/>The events that transpired in the bloodlands before and during World War 2 as committed by the USSR, </text:span><text:span text:style-name="T16">Germany, and their interactions </text:span><text:span text:style-name="T15">served their functions twofold; they allowed for the control of the populus of various groups and they influenced the social and political standings of the people of their respective nation-states. This unprecedented mass murder of groups thought ‘lower’ than the Germans or Soviets served to push nationalism, supremacy, and allow</text:span><text:span text:style-name="T16">ed for the movement to all-out total wa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Courier New" svg:font-family="'Courier New'" style:font-pitch="variable"/>
    <style:font-face style:name="DejaVu Serif" svg:font-family="'DejaVu Serif'" style:font-family-generic="roman" style:font-pitch="variable"/>
    <style:font-face style:name="Droid Sans Fallback" svg:font-family="'Droid Sans Fallback'" style:font-pitch="variable"/>
    <style:font-face style:name="FreeSans" svg:font-family="FreeSans"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KR Light" svg:font-family="'Noto Sans CJK KR Light'" style:font-family-generic="swiss" style:font-pitch="variable"/>
    <style:font-face style:name="Noto Sans Mono" svg:font-family="'Noto Sans Mono'" style:font-family-generic="swiss" style:font-pitch="fixed"/>
    <style:font-face style:name="Noto Serif CJK HK Medium" svg:font-family="'Noto Serif CJK HK Medium'" style:font-adornments="Medium" style:font-family-generic="roman" style:font-pitch="variable"/>
    <style:font-face style:name="Noto Serif CJK HK Medium1" svg:font-family="'Noto Serif CJK HK Medium'" style:font-family-generic="roman"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text-autospace="ideograph-alpha" style:punctuation-wrap="hanging" style:line-break="strict" style:writing-mode="lr-tb"/>
      <style:text-properties fo:color="#00000a" loext:opacity="100%" style:font-name="Arial" fo:font-family="Arial" style:font-family-generic="swiss" style:font-pitch="variable" fo:font-size="11pt" fo:language="en" fo:country="US"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Times New Roman1" fo:font-family="'Times New Roman'" style:font-style-name="Regular" style:font-family-generic="roman" style:font-pitch="variable" fo:font-size="12pt"/>
    </style:style>
    <style:style style:name="List" style:family="paragraph" style:parent-style-name="Text_20_body" style:class="list">
      <style:text-properties style:font-name-complex="FreeSans" style:font-family-complex="FreeSan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pitch-complex="variable"/>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in" style:contextual-spacing="false" fo:text-indent="0in" style:auto-text-indent="false" fo:keep-with-next="always" style:writing-mode="lr-tb"/>
      <style:text-properties style:font-name="Times New Roman" fo:font-family="'Times New Roman'" style:font-family-generic="roman" style:font-pitch="variable" fo:font-size="12pt" style:font-size-asian="14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417in" style:contextual-spacing="false" fo:text-indent="0in" style:auto-text-indent="false" fo:keep-with-next="always" style:writing-mode="lr-tb"/>
      <style:text-properties style:font-name="Times New Roman" fo:font-family="'Times New Roman'" style:font-family-generic="roman" style:font-pitch="variable" fo:font-size="12pt" style:font-size-asian="10pt" style:font-name-complex="Arial" style:font-family-complex="Arial" style:font-family-generic-complex="swiss" style:font-pitch-complex="variable"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style:writing-mode="lr-tb">
        <style:tab-stops>
          <style:tab-stop style:position="3in" style:type="center"/>
          <style:tab-stop style:position="6in" style:type="right"/>
        </style:tab-stops>
      </style:paragraph-properties>
      <style:text-properties style:font-name="Times New Roman1" fo:font-family="'Times New Roman'" style:font-style-name="Regular" style:font-family-generic="roman" style:font-pitch="variable" fo:font-size="12pt"/>
    </style:style>
    <style:style style:name="Student"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Footer" style:family="paragraph" style:parent-style-name="Standard" style:class="extra">
      <style:paragraph-properties fo:line-height="100%">
        <style:tab-stops>
          <style:tab-stop style:position="3.25in" style:type="center"/>
          <style:tab-stop style:position="6.5in" style:type="right"/>
        </style:tab-stops>
      </style:paragraph-properties>
    </style:style>
    <style:style style:name="Research_20_Paper_20_Title" style:display-name="Research Paper Title" style:family="paragraph" style:parent-style-name="Standard">
      <style:paragraph-properties fo:text-align="center" style:justify-single-word="false" style:writing-mode="lr-tb"/>
      <style:text-properties style:font-name="Times New Roman1" fo:font-family="'Times New Roman'" style:font-style-name="Regular" style:font-family-generic="roman" style:font-pitch="variable" fo:font-size="12pt"/>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1" fo:font-family="'Times New Roman'" style:font-style-name="Regular" style:font-family-generic="roman" style:font-pitch="variable" fo:font-size="12pt"/>
    </style:style>
    <style:style style:name="Balloon_20_Text" style:display-name="Balloon Text" style:family="paragraph" style:parent-style-name="Standard">
      <style:text-properties fo:font-size="8pt" style:font-size-asian="8pt" style:font-name-complex="Tahoma" style:font-family-complex="Tahoma" style:font-pitch-complex="variable" style:font-size-complex="8pt"/>
    </style:style>
    <style:style style:name="Long_20_quotation" style:display-name="Long quotation" style:family="paragraph" style:parent-style-name="Standard">
      <style:paragraph-properties fo:margin-left="1in" fo:margin-right="0in" fo:text-indent="0in" style:auto-text-indent="false" style:writing-mode="lr-tb"/>
      <style:text-properties style:font-name="Times New Roman1"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1"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writing-mode="lr-tb"/>
      <style:text-properties style:font-name="Times New Roman1" fo:font-family="'Times New Roman'" style:font-style-name="Regular" style:font-family-generic="roman" style:font-pitch="variable" fo:font-size="12pt"/>
    </style:style>
    <style:style style:name="Title" style:family="paragraph" style:parent-style-name="Heading" style:next-style-name="Text_20_body" style:class="chapter" style:master-page-name="">
      <style:paragraph-properties fo:text-align="center" style:justify-single-word="false" style:page-number="auto" style:writing-mode="lr-tb"/>
      <style:text-properties style:font-name="Times New Roman2" fo:font-family="'Times New Roman'" style:font-style-name="Bold" style:font-family-generic="roman" style:font-pitch="variable" fo:font-size="12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writing-mode="lr-tb"/>
      <style:text-properties style:font-name="Times New Roman1" fo:font-family="'Times New Roman'" style:font-style-name="Regular" style:font-family-generic="roman" style:font-pitch="variable" fo:font-size="12pt" style:font-size-asian="18pt" style:font-size-complex="18pt"/>
    </style:style>
    <style:style style:name="Default_20_Paragraph_20_Font" style:display-name="Default Paragraph Font" style:family="text"/>
    <style:style style:name="Heading_20_3_20_Char" style:display-name="Heading 3 Char" style:family="text" style:parent-style-name="Default_20_Paragraph_20_Font">
      <style:text-properties fo:language="en" fo:country="US" style:language-asian="en" style:country-asian="US" style:font-name-complex="Arial" style:font-family-complex="Arial" style:font-family-generic-complex="swiss" style:font-pitch-complex="variable" style:font-size-complex="13pt" style:language-complex="ar" style:country-complex="SA"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1pt" style:font-size-asian="11pt" style:font-name-complex="Calibri" style:font-family-complex="Calibri" style:font-family-generic-complex="roman" style:font-pitch-complex="variable" style:font-size-complex="12pt"/>
    </style:style>
    <style:style style:name="Works_20_cited_20__28_italic_29_" style:display-name="Works cited (italic)" style:family="text" style:parent-style-name="Default_20_Paragraph_20_Fon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tyle-complex="italic"/>
    </style:style>
    <style:style style:name="Works_20_cited_20__28_underline_29_" style:display-name="Works cited (underline)" style:family="text" style:parent-style-name="Default_20_Paragraph_20_Font">
      <style:text-properties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day/>
      <number:text> </number:text>
      <number:month number:style="long" number:textual="true"/>
      <number:text> </number:text>
      <number:year number:style="long"/>
    </number:date-style>
    <number:date-style style:name="N10121"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Times New Roman" officeooo:paragraph-rsid="000be281"/>
    </style:style>
    <style:style style:name="MT1" style:family="text">
      <style:text-properties fo:font-size="12pt" officeooo:rsid="0016787f" style:font-size-asian="12pt" style:font-name-complex="Times New Roman" style:font-size-complex="12pt"/>
    </style:style>
    <style:style style:name="MT2" style:family="text">
      <style:text-properties fo:font-size="12pt" style:font-size-asian="12pt" style:font-name-complex="Times New Roman" style:font-size-complex="12pt"/>
    </style:style>
    <style:style style:name="MT3" style:family="text">
      <style:text-properties fo:font-size="12pt" style:font-size-asian="12pt" style:font-size-complex="12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Yates</text:span><text:span text:style-name="MT2"> </text:span><text:span text:style-name="MT3"><text:page-number text:select-page="current">5</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LA</dc:title>
    <meta:creation-date>2022-04-13T03:45:41.344926475</meta:creation-date>
    <meta:editing-cycles>6</meta:editing-cycles>
    <meta:editing-duration>PT10M43S</meta:editing-duration>
    <meta:generator>LibreOffice/7.2.6.2$Linux_X86_64 LibreOffice_project/20$Build-2</meta:generator>
    <dc:date>2022-04-13T14:22:50.063765819</dc:date>
    <meta:document-statistic meta:table-count="0" meta:image-count="0" meta:object-count="0" meta:page-count="5" meta:paragraph-count="11" meta:word-count="1088" meta:character-count="6650" meta:non-whitespace-character-count="5557"/>
    <meta:template xlink:type="simple" xlink:actuate="onRequest" xlink:title="MLA" xlink:href="../../../.config/libreoffice/4/user/template/Papers/MLA.ott" meta:date="2022-04-13T03:45:40.523887739"/>
  </office:meta>
</office:document-meta>
</file>